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keep-with-next="always" fo:break-before="page"/>
      <style:text-properties style:font-name="Arial" style:font-name-complex="Arial" fo:font-weight="bold" style:font-weight-asian="bold" style:font-weight-complex="bold" fo:font-style="italic" style:font-style-asian="italic" style:font-style-complex="italic" fo:font-size="16pt" style:font-size-asian="16pt"/>
    </style:style>
    <style:style style:name="P2" style:parent-style-name="Normální" style:family="paragraph">
      <style:paragraph-properties fo:text-align="center"/>
      <style:text-properties style:font-name="Arial" style:font-name-complex="Arial" fo:letter-spacing="0.0138in" fo:font-size="16pt" style:font-size-asian="16pt" style:font-size-complex="16pt"/>
    </style:style>
    <style:style style:name="P3" style:parent-style-name="Normální" style:family="paragraph">
      <style:paragraph-properties fo:text-align="end"/>
      <style:text-properties style:font-name="Arial" style:font-name-complex="Arial"/>
    </style:style>
    <style:style style:name="P4" style:parent-style-name="Normální" style:family="paragraph">
      <style:paragraph-properties fo:text-align="center" fo:margin-left="2.95in" fo:text-indent="0.4916in">
        <style:tab-stops/>
      </style:paragraph-properties>
      <style:text-properties style:font-name="Arial" style:font-name-complex="Arial"/>
    </style:style>
    <style:style style:name="P5" style:parent-style-name="Normální" style:family="paragraph">
      <style:paragraph-properties fo:text-align="end"/>
      <style:text-properties style:font-name="Arial" style:font-name-complex="Arial"/>
    </style:style>
    <style:style style:name="P6" style:parent-style-name="Normální" style:family="paragraph">
      <style:paragraph-properties fo:text-align="justify"/>
      <style:text-properties style:font-name="Arial" style:font-name-complex="Arial"/>
    </style:style>
    <style:style style:name="P7" style:parent-style-name="Normální" style:family="paragraph">
      <style:paragraph-properties fo:text-align="justify"/>
      <style:text-properties style:font-name="Arial" style:font-name-complex="Arial"/>
    </style:style>
    <style:style style:name="P8" style:parent-style-name="Normální" style:family="paragraph">
      <style:paragraph-properties fo:text-align="center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9" style:parent-style-name="Normální" style:family="paragraph">
      <style:paragraph-properties fo:text-align="justify"/>
      <style:text-properties style:font-name="Arial" style:font-name-complex="Arial"/>
    </style:style>
    <style:style style:name="P10" style:parent-style-name="Normální" style:family="paragraph">
      <style:paragraph-properties style:text-autospace="none" fo:text-align="justify" fo:text-indent="0.4916in"/>
      <style:text-properties style:font-name="Arial" style:font-name-complex="Arial"/>
    </style:style>
    <style:style style:name="P11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2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3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4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5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6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7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8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9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0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1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2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3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4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5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6" style:parent-style-name="Normální" style:family="paragraph">
      <style:paragraph-properties fo:text-align="justify" fo:text-indent="0.4916in"/>
    </style:style>
    <style:style style:name="T27" style:parent-style-name="Standardnípísmoodstavce" style:family="text">
      <style:text-properties style:font-name="Arial" style:font-name-complex="Arial"/>
    </style:style>
  </office:automatic-styles>
  <office:body>
    <office:text text:use-soft-page-breaks="true">
      <text:p text:style-name="P1"/>
      <text:p text:style-name="P2"/>
      <text:p text:style-name="P3">V Brně dne 26.<text:s/>září<text:s/>2011</text:p>
      <text:p text:style-name="P4"><text:tab/><text:s text:c="9"/>Sp. zn.: 18/2012/NZ/LT</text:p>
      <text:p text:style-name="P5"/>
      <text:p text:style-name="P6"/>
      <text:p text:style-name="P7"/>
      <text:p text:style-name="P8">ÚZ z NZ č. 2</text:p>
      <text:p text:style-name="P9"/>
      <text:p text:style-name="P10"/>
      <text:p text:style-name="P11">Dne 26. září 2012<text:s/>proběhla druhá návštěva cel s cílem ověřit realizaci přijatých doporučení.<text:s/></text:p>
      <text:p text:style-name="P12"/>
      <text:p text:style-name="P13">Návštěvu provedli: Mgr. Fajnorová, Mgr. Tomeček a slovinský kolega Ivan Šelih.<text:s/></text:p>
      <text:p text:style-name="P14"/>
      <text:p text:style-name="P15">Šetření proběhlo standardně, ze strany PČR poskytnuta veškerá součinnost.<text:s/></text:p>
      <text:p text:style-name="P16"/>
      <text:p text:style-name="P17">Bylo zjištěno, že doporučení k bodům č. 3, 4, 9, 13 16,<text:s/>18 byla realizována.<text:s/>Doporučení č. 1 a 5 není možno z ekonomických důvodů realizovat bezodkladně, nicméně<text:s/>z důvodu<text:s/>ochrany soukromí a důstojnosti bude do cel, kde jsou nedostatečné zástěny, umísťována pouze jedna osoba. Signalizací budou zbývající cely vybaveny, jakmile budou uvolněny finance.<text:s/></text:p>
      <text:p text:style-name="P18"/>
      <text:p text:style-name="P19">Doporučení k bodům 2, 6, 7, 10, 12, 14 budou formulována ve Zprávě.<text:s/></text:p>
      <text:p text:style-name="P20"/>
      <text:p text:style-name="P21">Dle sdělení npor. Foreta, pod jehož velení cely spadají, si je krajské ředitelství vědomo toho, že stávající budova a sklepní prostory nejsou pro cely vhodné a údajně se zvažuje hledání jiného vhodnějšího objektu.<text:s/></text:p>
      <text:p text:style-name="P22"/>
      <text:p text:style-name="P23"/>
      <text:p text:style-name="P24"/>
      <text:p text:style-name="P25"/>
      <text:p text:style-name="P26"><text:span text:style-name="T27">Zapsal: Mgr. Ladislav Tomeče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andardnípísmoodstavce" style:display-name="Standardní písmo odstavce" style:family="text"/>
    <style:style style:name="ginis1" style:display-name="ginis1" style:family="paragraph" style:parent-style-name="Normální">
      <style:paragraph-properties fo:text-align="center"/>
      <style:text-properties style:font-name="Arial" fo:font-size="9pt" style:font-size-asian="9pt" style:font-size-complex="10pt" fo:hyphenate="false"/>
    </style:style>
    <style:style style:name="Silné" style:display-name="Silné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omecek</meta:initial-creator>
    <dc:creator>Bádrová Pavlína Mgr.</dc:creator>
    <meta:creation-date>2017-10-04T08:28:00Z</meta:creation-date>
    <dc:date>2017-10-04T08:28:00Z</dc:date>
    <meta:print-date>2012-11-16T07:29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45" meta:character-count="1001" meta:row-count="7" meta:non-whitespace-character-count="857"/>
  </office:meta>
</office:document-meta>
</file>